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fc5" officeooo:paragraph-rsid="0012ffc5" style:font-weight-asian="bold" style:font-weight-complex="bold"/>
    </style:style>
    <style:style style:name="P2" style:family="paragraph" style:parent-style-name="Standard">
      <style:text-properties fo:font-weight="normal" officeooo:rsid="0012ffc5" officeooo:paragraph-rsid="0012ffc5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weight="normal" officeooo:rsid="0012ffc5" officeooo:paragraph-rsid="0012ffc5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type</text:p>
      <text:p text:style-name="P2"/>
      <text:p text:style-name="P2">O <text:span text:style-name="T1">newtype</text:span> assim como o <text:span text:style-name="T2">data</text:span> é um novo tipo definido com base em um tipo já existente. Contudo, diferentemente do <text:span text:style-name="T1">data</text:span>, o <text:span text:style-name="T1">newtype</text:span> só aceita um tipo em seu construtor. Essa diferença faz com que todo <text:span text:style-name="T1">newtype</text:span> possa ser convertido para <text:span text:style-name="T1">data</text:span>, mas o contrário nem sempre é verdade. Em termos de compilação e execução do código, o <text:span text:style-name="T1">newtype</text:span> afeta somente a compilação, uma vez que não há nenhuma “decisão” a ser tomada em tempo de execução, o que não é verdade para o <text:span text:style-name="T1">data</text:span>, que possui um trabalho extra na execução do código.</text:p>
      <text:p text:style-name="P3">Exemplo de uso do <text:span text:style-name="T1">newtype</text:span><text:span text:style-name="T3">: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09:40:12.032000000</meta:creation-date>
    <dc:date>2022-09-15T09:58:43.199000000</dc:date>
    <meta:editing-duration>PT8M21S</meta:editing-duration>
    <meta:editing-cycles>1</meta:editing-cycles>
    <meta:document-statistic meta:table-count="0" meta:image-count="0" meta:object-count="0" meta:page-count="1" meta:paragraph-count="3" meta:word-count="101" meta:character-count="549" meta:non-whitespace-character-count="451"/>
    <meta:generator>LibreOffice/6.2.7.1$Windows_x86 LibreOffice_project/23edc44b61b830b7d749943e020e96f5a7df63bf</meta:generator>
  </office:meta>
</office:document-meta>
</file>